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LocalizationContext.getLoca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tlUtils.exposeLocalizationContext( HttpServletRequest request , @ Nullable MessageSource messag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tlUtils.exposeLocalizationContext( RequestContext reques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tlUtils.getJstlAwareMessageSource( @ Nullable ServletContext servletContext , MessageSource messag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LocalizationContext.SpringLocalizationContext( MessageSource messageSource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LocalizationContext.getResourceBun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